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.getReferenc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.setParameters( Collection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Script.execute( SampleResult previousResult , Sampler currentSampl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JavaScript.getArgument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.Java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